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530" calcext:value-type="float">
            <text:p>153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672" calcext:value-type="float">
            <text:p>2672</text:p>
          </table:table-cell>
          <table:table-cell table:formula="of:=SUM([.C2:.C426])" office:value-type="float" office:value="5335" calcext:value-type="float">
            <text:p>5335</text:p>
          </table:table-cell>
          <table:table-cell table:formula="of:=SUM([.D2:.D426])" office:value-type="float" office:value="2339" calcext:value-type="float">
            <text:p>2339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1039" calcext:value-type="float">
            <text:p>11039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87" calcext:value-type="float">
            <text:p>2387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49521508282199" calcext:value-type="percentage">
            <text:p>8.50%</text:p>
          </table:table-cell>
          <table:table-cell table:style-name="ce1" table:formula="of:=[.C427]/[.$J427]" office:value-type="percentage" office:value="0.169618160429848" calcext:value-type="percentage">
            <text:p>16.96%</text:p>
          </table:table-cell>
          <table:table-cell table:style-name="ce1" table:formula="of:=[.D427]/[.$J427]" office:value-type="percentage" office:value="0.0743649254443137" calcext:value-type="percentage">
            <text:p>7.44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5096811114997" calcext:value-type="percentage">
            <text:p>35.10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5891011986138" calcext:value-type="percentage">
            <text:p>7.59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5T18:26:38.885235396</dc:date>
    <meta:editing-duration>PT9M12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